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650a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10650a" officeooo:paragraph-rsid="0010650a"/>
    </style:style>
    <style:style style:name="T1" style:family="text">
      <style:text-properties officeooo:rsid="001065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t pais = 'España';</text:p>
      <text:p text:style-name="Standard"/>
      <text:p text:style-name="Standard">console.log(pais);</text:p>
      <text:p text:style-name="Standard"/>
      <text:p text:style-name="Standard"/>
      <text:p text:style-name="Standard">var nome = 'Manuela';</text:p>
      <text:p text:style-name="Standard"/>
      <text:p text:style-name="Standard">console.log(nome);</text:p>
      <text:p text:style-name="Standard"/>
      <text:p text:style-name="Standard"/>
      <text:p text:style-name="Standard">var ape1 = 'Pérez';</text:p>
      <text:p text:style-name="Standard"/>
      <text:p text:style-name="Standard">console.log(ape1);</text:p>
      <text:p text:style-name="Standard"/>
      <text:p text:style-name="Standard"/>
      <text:p text:style-name="Standard">var ape2 = 'Álvarez';</text:p>
      <text:p text:style-name="Standard"/>
      <text:p text:style-name="Standard">console.log(ape2);</text:p>
      <text:p text:style-name="Standard"/>
      <text:p text:style-name="Standard"/>
      <text:p text:style-name="Standard">var dni = '35487547P';</text:p>
      <text:p text:style-name="Standard"/>
      <text:p text:style-name="Standard">console.log(dni);</text:p>
      <text:p text:style-name="Standard"/>
      <text:p text:style-name="Standard">let idade = '25';</text:p>
      <text:p text:style-name="Standard"/>
      <text:p text:style-name="Standard">console.log(parseInt(idade));</text:p>
      <text:p text:style-name="Standard"/>
      <text:p text:style-name="Standard">var email = "<text:a xlink:type="simple" xlink:href="mailto:manuela@abc.com" text:style-name="Internet_20_link" text:visited-style-name="Visited_20_Internet_20_Link">manuela@abc.com</text:a>";</text:p>
      <text:p text:style-name="Standard"/>
      <text:p text:style-name="P1">console.log(parseInt(email));</text:p>
      <text:p text:style-name="P1"/>
      <text:p text:style-name="P3">var casado = true;</text:p>
      <text:p text:style-name="P3"/>
      <text:p text:style-name="P1">console.log(<text:span text:style-name="T1">casado</text:span>);</text:p>
      <text:p text:style-name="Standard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4:31:17.257000000</meta:creation-date>
    <meta:print-date>2024-10-03T14:32:01.249000000</meta:print-date>
    <meta:printed-by>Archivos PDF</meta:printed-by>
    <dc:date>2024-10-03T16:05:17.105000000</dc:date>
    <meta:editing-duration>PT3M46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16" meta:word-count="40" meta:character-count="337" meta:non-whitespace-character-count="313"/>
  </office:meta>
</office:document-meta>
</file>